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T1" style:family="text">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ntroduction:</text:p>
      <text:p text:style-name="P1">If you know the rules of Darts then DARTS should be fairly transparent, the aim of the game is to win a full championship darts match against your opponent. <text:s/>You can choose to play against the computer (with multiple difficulties available), play against another person if you have a friend, or run in full simulation mode and have two computer players duke it out.</text:p>
      <text:p text:style-name="P1">The game is 501 Championship darts, you start with 501 points and throw darts at the board to get your points to zero as quickly as possible. <text:s/>The finish (the throw that causes you to actually reach zero) must be a 'double' (the outermost narrow ring) or a bull (the innermost circle).</text:p>
      <text:p text:style-name="Text_20_body"><text:span text:style-name="T1">The rings have modifiers as follows, from outside in: x2, x1, x3, x1 with the two innermost rings being worth 50 points (the centre) and 25 points (the ring around the centre circle). <text:s/>If you make a throw that is 'illegal' within these rules then your points get reset to before the throw.</text:span></text:p>
      <text:p text:style-name="Heading">Controls:</text:p>
      <text:p text:style-name="P1">A: <text:s/>Selects menu options and throws a dart when it is your turn</text:p>
      <text:p text:style-name="P1">Start: <text:s/>Submits user input, for example, when a name is entered press start to continue</text:p>
      <text:p text:style-name="P1">Arrow Keys: <text:s/>Move the cursors</text:p>
      <text:p text:style-name="Heading">Comments/Discussion</text:p>
      <text:p text:style-name="Text_20_body"><text:span text:style-name="T1">The game came out rather well. <text:s/>The primary issue it suffers, in terms of playability, is that it is a full championship match, with the full 12 + tiebreak sets and can thus take a considerable amount of time to complete a single match. <text:s/>There are two modes present in which one can play, one which retains all the additional functionality that the design can support (dubbed 'Adam Mode') and another that is stripped down to ensure it fulfils the a coursework brief fully and to the letter (dubbed 'Colin Mode').</text:span></text:p>
      <text:p text:style-name="Text_20_body"><text:span text:style-name="T1">Had I had more time I would have preferred that UI to have been somewhat better thought out, I'd like to see the full set wins history table displayed, perhaps at the touch of a button (say press start to display a window showing current game state, press B to return to the game).</text:span></text:p>
      <text:p text:style-name="Text_20_body"><text:span text:style-name="T1">I also made some attempts to add sound to the game, but a general lack of concise information on the subject stymied my efforts.</text:span></text:p>
      <text:p text:style-name="Text_20_body"><text:span text:style-name="T1"/></text:p>
      <text:p text:style-name="Text_20_body"><text:span text:style-name="T1">For information on the design and planning stage please see the file named 'Pres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ss Davies</meta:initial-creator>
    <meta:creation-date>2012-05-10T21:31:29.22</meta:creation-date>
    <meta:document-statistic meta:table-count="0" meta:image-count="0" meta:object-count="0" meta:page-count="1" meta:paragraph-count="13" meta:word-count="388" meta:character-count="2171"/>
    <dc:date>2012-05-10T21:51:29.29</dc:date>
    <dc:creator>Ross Davies</dc:creator>
    <meta:editing-duration>PT00H20M00S</meta:editing-duration>
    <meta:editing-cycles>1</meta:editing-cycles>
    <meta:generator>OpenOffice.org/3.2$Win32 OpenOffice.org_project/320m18$Build-9502</meta:generator>
  </office:meta>
</office:document-meta>
</file>